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okdetails</text:p>
      <text:p text:style-name="Standard"/>
      <text:p text:style-name="P4">Bookdetails format:</text:p>
      <text:p text:style-name="Standard">1.Author</text:p>
      <text:p text:style-name="Standard">2.publication</text:p>
      <text:p text:style-name="Standard">3.type</text:p>
      <text:p text:style-name="Standard">4.fullname</text:p>
      <text:p text:style-name="Standard">5.volume of sales</text:p>
      <text:p text:style-name="Standard"/>
      <text:p text:style-name="P4">Bookdetails file:</text:p>
      <text:p text:style-name="Standard"/>
      <text:p text:style-name="Standard">joshua wesley java effectivejavaprogrammingguide 100</text:p>
      <text:p text:style-name="Standard">richardhelm wesley java designpatterns 2549</text:p>
      <text:p text:style-name="Standard">johnbrant wesley java refactoring 7685</text:p>
      <text:p text:style-name="Standard">freeman o'reilly java headfirstdesign 6754</text:p>
      <text:p text:style-name="Standard">bruce prentice java thinkinginjava 9866</text:p>
      <text:p text:style-name="Standard">steve press java codecomplete 4532</text:p>
      <text:p text:style-name="Standard">bates o'reilly java headfirstjava 1234</text:p>
      <text:p text:style-name="Standard">davidthomas wesley java thepragmaticprogrammer 432</text:p>
      <text:p text:style-name="Standard">larman prentice java applyingumlpatterns 9876</text:p>
      <text:p text:style-name="Standard">cornell prentice java corejava 26567</text:p>
      <text:p text:style-name="Standard">bloch wesley java javapuzzlers 6543</text:p>
      <text:p text:style-name="Standard">flanagan o'reilly java javaenterpriseinnutshell 1569</text:p>
      <text:p text:style-name="Standard">gavinking manning java hibernateinaction 8764</text:p>
      <text:p text:style-name="Standard">darwin o'reilly java javacookbook 5436</text:p>
      <text:p text:style-name="Standard">peter prentice java justjava 987</text:p>
      <text:p text:style-name="Standard">kennethrosen mcgraw unix completereferenceunix 6242</text:p>
      <text:p text:style-name="Standard">Ericj.ray peachpit unix uniandlinux 6756</text:p>
      <text:p text:style-name="Standard">raymond wesley unix artofunixprogramming 8767</text:p>
      <text:p text:style-name="Standard">saurabh wileyindia unix unixprogramming 98768</text:p>
      <text:p text:style-name="Standard">mikegancarz digitalpress unix unixphilososphy 7673</text:p>
      <text:p text:style-name="Standard">joemerlino wiley unix beginningunix 922</text:p>
      <text:p text:style-name="Standard">stevens pearson unix advancedprogramminginunix 100</text:p>
      <text:p text:style-name="Standard">srirengan prentice unix understandingunix 65</text:p>
      <text:p text:style-name="Standard">jain firewalmedia unix 100shellprogramsinunix 87674</text:p>
      <text:p text:style-name="Standard">jonlasser que unix thinkunix 8765</text:p>
      <text:p text:style-name="Standard">robbins prentice unix unixsystemprogramming 765</text:p>
      <text:p text:style-name="Standard">jerrypeek o'reilly unix unixpowertools 8665</text:p>
      <text:p text:style-name="Standard">azam nai unix unixineasysteps 726</text:p>
      <text:p text:style-name="Standard">stevemoritsugu que unix practicalunix 4262</text:p>
      <text:p text:style-name="Standard">gopalan pearson unix beginnersguidetounix 8265</text:p>
      <text:p text:style-name="Standard">henrykorth mcgraw database databasesystemconcepts 5437</text:p>
      <text:p text:style-name="Standard">date mcgraw database Anintroductiontodatabase 9891</text:p>
      <text:p text:style-name="Standard">anderson pearson database fundamentalsofdatabase 756</text:p>
      <text:p text:style-name="Standard">rajeshnarang phi database databasemanagementsystem 5311</text:p>
      <text:p text:style-name="Standard">molina pearson database databasesystem 7656</text:p>
      <text:p text:style-name="Standard">jameshernandez wesley database databasedesignformortals 8768</text:p>
      <text:p text:style-name="Standard">coronel cengage database databasesystems 9878</text:p>
      <text:p text:style-name="Standard">kroenke wesley database databaseprocessing 6751</text:p>
      <text:p text:style-name="Standard">kroenke pearson database usingMIS 87786</text:p>
      <text:p text:style-name="Standard">piccoli wileyinc database informationsystemformanagers 7856</text:p>
      <text:p text:style-name="Standard">nelson perseus database wal-mart 8756</text:p>
      <text:p text:style-name="Standard"><text:soft-page-break/>connolly wesley database databasesystems 7852</text:p>
      <text:p text:style-name="Standard">viescas pearson database sqlqueriesformortals 2560</text:p>
      <text:p text:style-name="Standard">akeel nccblackwell database structuredquerylanguage 8762</text:p>
      <text:p text:style-name="Standard">pratt cengage database Aguidetosql 6572</text:p>
      <text:p text:style-name="Standard">adams mcgraw c++ programmingwithc++ 3000</text:p>
      <text:p text:style-name="Standard">adamson macmill c++ programmingwithc++ 2678</text:p>
      <text:p text:style-name="Standard">ammeraal willey c++ c++forprogrammers 5643</text:p>
      <text:p text:style-name="Standard">anderson prentice c++ c++programming 323</text:p>
      <text:p text:style-name="Standard">anderson prentice c++ movingtoc++ 8769</text:p>
      <text:p text:style-name="Standard">andrews mis c++ programmingwindowsnt 5678</text:p>
      <text:p text:style-name="Standard">stroustrup mcgraw c++ teachyourselfc++ 1298</text:p>
      <text:p text:style-name="Standard">shammas sams c++ teachyourselfvisualc++ 234</text:p>
      <text:p text:style-name="Standard">blum wiley c++ neuralnetwork 900</text:p>
      <text:p text:style-name="Standard">brain prentice c++ windowsntprogramming 5643</text:p>
      <text:p text:style-name="Standard">stevens mis c++ c++datbasedevelopment 12398</text:p>
      <text:p text:style-name="Standard">stroustrup addison c++ thec++programming 6857</text:p>
      <text:p text:style-name="Standard">stroustrup addison c++ designandevolutionofc++ 4543</text:p>
      <text:p text:style-name="Standard">swan sams c++ tomswansc++primer 1000</text:p>
      <text:p text:style-name="Standard"/>
      <text:p text:style-name="Standard"/>
      <text:p text:style-name="Standard"/>
      <text:list xml:id="list382992819" text:style-name="L1">
        <text:list-item>
          <text:p text:style-name="P1">find the top sale books name from each type and sort it in descending order its volume of sales</text:p>
        </text:list-item>
      </text:list>
      <text:p text:style-name="Standard">Ans:</text:p>
      <text:p text:style-name="Standard"/>
      <text:p text:style-name="Standard">for i in $(cat bookdetails |cut -f 3 -d “ “ |sort |uniq)</text:p>
      <text:p text:style-name="Standard">do</text:p>
      <text:p text:style-name="Standard"><text:s text:c="2"/>cat books |grep $i |sort -k 5 -n -r |head -1</text:p>
      <text:p text:style-name="Standard">done &gt;ex1.txt</text:p>
      <text:p text:style-name="Standard">cat ex1.txt |sort -k 5 -n -r |cut -f 1,4 -d “ “</text:p>
      <text:p text:style-name="Standard"/>
      <text:p text:style-name="Standard"/>
      <text:list xml:id="list109841943" text:style-name="L2">
        <text:list-item>
          <text:p text:style-name="P2">From the bookdetails file find the 3 publications which is high in volume(not sale volume). For those publications find the top sale book fullname.</text:p>
        </text:list-item>
      </text:list>
      <text:p text:style-name="Standard">Ans:'</text:p>
      <text:p text:style-name="Standard"><text:tab/>for i in $(cat books |cut -f 2 -d " "|sort |uniq -c |sort |tail -3 |cut -f 8 -d " ")</text:p>
      <text:p text:style-name="Standard"><text:s/><text:tab/>do</text:p>
      <text:p text:style-name="Standard"><text:s/><text:tab/> <text:s text:c="2"/>echo $i:</text:p>
      <text:p text:style-name="Standard"><text:s/><text:tab/> <text:s text:c="2"/>cat books |grep $i |sort -k 5 -n -r |cut -f 4 -d " "</text:p>
      <text:p text:style-name="Standard"><text:tab/>done</text:p>
      <text:p text:style-name="Standard"/>
      <text:list xml:id="list1896206100" text:style-name="L3">
        <text:list-item>
          <text:p text:style-name="P3">From the bookdetails file if the author write books in same publication for morethan one times give the author name,publication and book name.</text:p>
        </text:list-item>
      </text:list>
      <text:p text:style-name="Standard">Ans:</text:p>
      <text:p text:style-name="Standard"><text:tab/>for i in $(cat books |cut -f 1,2 -d " " |sort |uniq -c |sort |tail -2 |cut -f 8 -d " "); do cat books |grep $i |tail -2 |cut -f 1,2,4 -d " "; d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d pc</meta:initial-creator>
    <meta:creation-date>2012-12-30T23:37:22</meta:creation-date>
    <dc:date>2012-12-30T23:56:23</dc:date>
    <dc:creator>god pc</dc:creator>
    <meta:editing-duration>PT3M5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84" meta:word-count="497" meta:character-count="3249" meta:non-whitespace-character-count="3142"/>
  </office:meta>
</office:document-meta>
</file>